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20000005D4ADADE5A9A076236.png" manifest:media-type="image/png"/>
  <manifest:file-entry manifest:full-path="Pictures/100000000000018D000000492070D1CCABC0322B.png" manifest:media-type="image/png"/>
  <manifest:file-entry manifest:full-path="Pictures/100000000000024F000002FF1C3BE1DCE267932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23cm"/>
      <style:paragraph-properties style:writing-mode="lr-tb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52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123cm" svg:height="0.962cm" svg:x="1.65cm" svg:y="24.5cm">
          <draw:text-box>
            <text:p>Fernleitung, vereinfacht</text:p>
          </draw:text-box>
        </draw:frame>
        <draw:frame draw:style-name="gr2" draw:text-style-name="P2" draw:layer="layout" svg:width="10.671cm" svg:height="2.468cm" svg:x="1.823cm" svg:y="25.732cm">
          <draw:image xlink:href="Pictures/10000000000001920000005D4ADADE5A9A076236.png" xlink:type="simple" xlink:show="embed" xlink:actuate="onLoad" draw:mime-type="image/png">
            <text:p/>
          </draw:image>
        </draw:frame>
        <draw:frame draw:style-name="gr3" draw:text-style-name="P1" draw:layer="layout" svg:width="6.42cm" svg:height="0.962cm" svg:x="1.326cm" svg:y="19.55cm">
          <draw:text-box>
            <text:p>Verbrauch</text:p>
          </draw:text-box>
        </draw:frame>
        <draw:frame draw:style-name="gr2" draw:text-style-name="P2" draw:layer="layout" svg:width="8.403cm" svg:height="1.544cm" svg:x="1.926cm" svg:y="20.8cm">
          <draw:image xlink:href="Pictures/100000000000018D000000492070D1CCABC0322B.png" xlink:type="simple" xlink:show="embed" xlink:actuate="onLoad" draw:mime-type="image/png">
            <text:p/>
          </draw:image>
        </draw:frame>
        <draw:frame draw:style-name="gr4" draw:text-style-name="P1" draw:layer="layout" svg:width="9.024cm" svg:height="1.673cm" svg:x="1.976cm" svg:y="22.45cm">
          <draw:text-box>
            <text:p>Aussen 20C: Heizung 0 W</text:p>
            <text:p>Aussen -14C Heizung 4700 W</text:p>
          </draw:text-box>
        </draw:frame>
        <draw:frame draw:style-name="gr2" draw:text-style-name="P2" draw:layer="layout" svg:width="11.816cm" svg:height="15.335cm" svg:x="2cm" svg:y="2.765cm">
          <draw:image xlink:href="Pictures/100000000000024F000002FF1C3BE1DCE2679324.png" xlink:type="simple" xlink:show="embed" xlink:actuate="onLoad" draw:mime-type="image/png">
            <text:p/>
          </draw:image>
        </draw:frame>
        <draw:frame draw:style-name="gr5" draw:text-style-name="P1" draw:layer="layout" svg:width="6.59cm" svg:height="0.962cm" svg:x="1.827cm" svg:y="1.638cm">
          <draw:text-box>
            <text:p>Siedlung Puenterswis</text:p>
          </draw:text-box>
        </draw:frame>
        <draw:frame draw:style-name="gr3" draw:text-style-name="P1" draw:layer="layout" svg:width="6.42cm" svg:height="0.962cm" svg:x="1.86cm" svg:y="18.238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15T14:35:09.652000000</dc:date>
    <meta:editing-duration>PT10M36S</meta:editing-duration>
    <meta:editing-cycles>3</meta:editing-cycles>
    <meta:generator>LibreOffice/7.4.7.2$Windows_X86_64 LibreOffice_project/723314e595e8007d3cf785c16538505a1c878ca5</meta:generator>
    <meta:document-statistic meta:object-count="8"/>
  </office:meta>
</office:document-meta>
</file>